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.2917in" style:auto-text-indent="false"/>
      <style:text-properties style:font-name="Liberation Serif" fo:font-size="14pt" fo:font-weight="normal" officeooo:paragraph-rsid="00105d34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s a short sentence demonstrating this very peculiar bug. <text:s/>Here is a short sentence demonstrating this very peculiar bug. <text:s/>Here is a short sentence demonstrating this very peculiar bug. <text:s/>Here is a short sentence demonstrating this very peculiar bug. <text:s/>Here is a short sentence demonstrating this very peculiar bug. <text:s/>Here is a short sentence demonstrating this very peculiar bug. <text:s/>Here is a short sentence demonstrating this very peculiar bu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9T18:50:36.548673026</meta:creation-date>
    <dc:date>2021-01-19T19:07:57.112295260</dc:date>
    <meta:editing-duration>PT11M49S</meta:editing-duration>
    <meta:editing-cycles>12</meta:editing-cycles>
    <meta:generator>LibreOfficeDev/7.2.0.0.alpha0$Linux_X86_64 LibreOffice_project/c137454d570a1ba38fc48dfc3afdfb34a42ed6c8</meta:generator>
    <meta:document-statistic meta:table-count="0" meta:image-count="0" meta:object-count="0" meta:page-count="1" meta:paragraph-count="1" meta:word-count="70" meta:character-count="446" meta:non-whitespace-character-count="371"/>
  </office:meta>
</office:document-meta>
</file>